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mic Sans MS" fo:font-size="12pt" style:font-size-asian="12pt" style:font-size-complex="12pt"/>
    </style:style>
    <style:style style:name="P2" style:parent-style-name="Normal" style:family="paragraph">
      <style:text-properties style:font-name="Comic Sans MS" fo:font-size="12pt" style:font-size-asian="12pt" style:font-size-complex="12pt"/>
    </style:style>
    <style:style style:name="P3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4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5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6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7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8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9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0" style:parent-style-name="Normal" style:family="paragraph">
      <style:text-properties style:font-name="Comic Sans MS" fo:font-size="12pt" style:font-size-asian="12pt" style:font-size-complex="12pt"/>
    </style:style>
    <style:style style:name="P11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2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3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4" style:parent-style-name="Normal" style:family="paragraph">
      <style:text-properties style:font-name="Comic Sans MS" fo:font-size="12pt" style:font-size-asian="12pt" style:font-size-complex="12pt"/>
    </style:style>
    <style:style style:name="P15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6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7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8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19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20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21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22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23" style:parent-style-name="ListParagraph" style:list-style-name="LFO2" style:family="paragraph">
      <style:text-properties style:font-name="Comic Sans MS" fo:font-size="12pt" style:font-size-asian="12pt" style:font-size-complex="12pt"/>
    </style:style>
    <style:style style:name="P24" style:parent-style-name="Normal" style:family="paragraph">
      <style:text-properties style:font-name="Comic Sans MS" fo:font-size="12pt" style:font-size-asian="12pt" style:font-size-complex="12pt"/>
    </style:style>
    <style:style style:name="P25" style:parent-style-name="Normal" style:family="paragraph">
      <style:text-properties style:font-name="Comic Sans MS" fo:font-size="12pt" style:font-size-asian="12pt" style:font-size-complex="12pt"/>
    </style:style>
    <style:style style:name="P26" style:parent-style-name="Normal" style:family="paragraph">
      <style:text-properties style:font-name="Comic Sans MS" fo:font-size="12pt" style:font-size-asian="12pt" style:font-size-complex="12pt"/>
    </style:style>
    <style:style style:name="P27" style:parent-style-name="Normal" style:family="paragraph">
      <style:text-properties style:font-name="Comic Sans MS" fo:font-size="12pt" style:font-size-asian="12pt" style:font-size-complex="12pt"/>
    </style:style>
  </office:automatic-styles>
  <office:body>
    <office:text text:use-soft-page-breaks="true">
      <text:p text:style-name="P1">OUR SERVICES</text:p>
      <text:p text:style-name="P2">GUARD SERVICES :<text:s/></text:p>
      <text:list text:style-name="LFO2" text:continue-numbering="true">
        <text:list-item>
          <text:p text:style-name="P3">Manned Guarding services</text:p>
        </text:list-item>
        <text:list-item>
          <text:p text:style-name="P4">Door Supervisors</text:p>
        </text:list-item>
        <text:list-item>
          <text:p text:style-name="P5">Static Guarding</text:p>
        </text:list-item>
        <text:list-item>
          <text:p text:style-name="P6">CCTV Surveillance</text:p>
        </text:list-item>
        <text:list-item>
          <text:p text:style-name="P7">Mobile Patrol</text:p>
        </text:list-item>
        <text:list-item>
          <text:p text:style-name="P8">Dog Handling Security</text:p>
        </text:list-item>
        <text:list-item>
          <text:p text:style-name="P9">Construction site</text:p>
        </text:list-item>
      </text:list>
      <text:p text:style-name="P10">CONTRACT SECURITY:</text:p>
      <text:list text:style-name="LFO2" text:continue-numbering="true">
        <text:list-item>
          <text:p text:style-name="P11">Retail Security</text:p>
        </text:list-item>
        <text:list-item>
          <text:p text:style-name="P12">Reception &amp; Building Security</text:p>
        </text:list-item>
        <text:list-item>
          <text:p text:style-name="P13">Executive Protection</text:p>
        </text:list-item>
      </text:list>
      <text:p text:style-name="P14">CORPORATE SECURITY:</text:p>
      <text:list text:style-name="LFO2" text:continue-numbering="true">
        <text:list-item>
          <text:p text:style-name="P15">Hotel</text:p>
        </text:list-item>
        <text:list-item>
          <text:p text:style-name="P16">School</text:p>
        </text:list-item>
        <text:list-item>
          <text:p text:style-name="P17">Hospital</text:p>
        </text:list-item>
        <text:list-item>
          <text:p text:style-name="P18">Apartment</text:p>
        </text:list-item>
        <text:list-item>
          <text:p text:style-name="P19">Residential</text:p>
        </text:list-item>
        <text:list-item>
          <text:p text:style-name="P20">Mail<text:s/></text:p>
        </text:list-item>
        <text:list-item>
          <text:p text:style-name="P21">Commercial</text:p>
        </text:list-item>
        <text:list-item>
          <text:p text:style-name="P22">Bank</text:p>
        </text:list-item>
        <text:list-item>
          <text:p text:style-name="P23">Ware House</text:p>
        </text:list-item>
      </text:list>
      <text:p text:style-name="P24">EVENTS SECURITY</text:p>
      <text:p text:style-name="P25">KEY HOLDING &amp; <text:s/>ALARM RESPONSE</text:p>
      <text:p text:style-name="P26"/>
      <text:p text:style-name="P27"><text:s text:c="5"/></text:p>
      <text:p text:style-name="ListParagraph"/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e</meta:initial-creator>
    <dc:creator>Dee</dc:creator>
    <meta:creation-date>2014-04-22T13:13:00Z</meta:creation-date>
    <dc:date>2014-04-22T13:55:00Z</dc:date>
    <meta:template xlink:href="Normal" xlink:type="simple"/>
    <meta:editing-cycles>1</meta:editing-cycles>
    <meta:editing-duration>PT2520S</meta:editing-duration>
    <meta:document-statistic meta:page-count="1" meta:paragraph-count="1" meta:word-count="59" meta:character-count="400" meta:row-count="2" meta:non-whitespace-character-count="342"/>
  </office:meta>
</office:document-meta>
</file>